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position="0% 100%"/>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10 Pitch"/>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style:font-name="Courier 10 Pitch"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 version: <text:tab/>0.1</text:p>
      <text:p text:style-name="Standard">Last modification: <text:tab/><text:date style:data-style-name="N37" text:date-value="2012-05-22T10:16:40.99" text:fixed="true">22/05/12</text:date></text:p>
      <text:p text:style-name="Standard">Author(s):<text:tab/><text:tab/>Filip Jurcicek</text:p>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As a prerequisite, the reader should be familiar with the definition of the UFAL dialogue act scheme as described in UFAL Dialogue act scheme (ufal-dialogue-acts.odt).</text:p>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UFAL Dialogue state update <text:tab/>1</text:p>
          <text:p text:style-name="P10">Definition of a dialogue state<text:tab/>1</text:p>
          <text:p text:style-name="P10">The dialogue state update<text:tab/>1</text:p>
          <text:p text:style-name="P11">Recording requests, confirmations and selects by users<text:tab/>3</text:p>
          <text:p text:style-name="P12">Requests<text:tab/>3</text:p>
          <text:p text:style-name="P12">Confirms<text:tab/>5</text:p>
          <text:p text:style-name="P10">Ontology<text:tab/>7</text:p>
        </text:index-body>
      </text:table-of-content>
      <text:h text:style-name="Heading_20_1" text:outline-level="1">Definition of a dialogue state</text:h>
      <text:p text:style-name="Standard">In a spoken dialogue system, the purpose of a dialogue state is to track the progress in a dialogue. In its simplest form, the dialogue state can be composed only of variables that represents the goal of the user.</text:p>
      <text:p text:style-name="Standard">A good example of this approach is a tourist information domain where users seeks information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Sometimes these variables are called slots or concepts and their values attributes. In addition to the goal, the dialogue state can store information about what the user requested or wants to confirm, what the system already informed about or what the system confirmed.</text:p>
      <text:p text:style-name="Standard"/>
      <text:h text:style-name="Heading_20_1" text:outline-level="1">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the update is defined on the dialogue state, the process of updating the dialogue states is called the dialogue state update. The dialogue state update is best depicted using an <text:soft-page-break/>influence diagram. </text:p>
      <text:p text:style-name="Standard"><draw:frame draw:style-name="fr1" draw:name="Frame1" text:anchor-type="paragraph" svg:x="0.611in" svg:y="0.1898in" svg:width="5.5902in" draw:z-index="0"><draw:text-box fo:min-height="2.6882in"><text:p text:style-name="Figure"><draw:frame draw:style-name="fr2" draw:name="Object1" text:anchor-type="paragraph" svg:x="0.2472in" svg:y="0.0575in" svg:width="5.1681in" style:rel-width="92%" svg:height="2.525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2"/>
      <text:p text:style-name="P1"><text:span text:style-name="T4"><draw:frame draw:style-name="fr3" draw:name="Object2" text:anchor-type="as-char" svg:y="-0.1701in" svg:width="1.1689in" svg:height="0.2098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previous state, system dialogue act and the current user dialogue act. Following the example provided in the previous section, an example of the dialogue state update in a tourist information domain can be performed as follows:</text:p>
      <text:p text:style-name="Standard"/>
      <text:p text:style-name="Standard"><text:span text:style-name="T3">Turn 1</text:span> </text:p>
      <text:p text:style-name="Standard"/>
      <text:p text:style-name="Standard">Dialogue state: </text:p>
      <text:p text:style-name="Standard"/>
      <text:p text:style-name="P3"><text:tab/><text:tab/><text:tab/>venue_type <text:tab/>= None</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How may I help you?</text:p>
      <text:p text:style-name="Standard">System dialogue act:<text:tab/><text:span text:style-name="T7">hello()</text:span></text:p>
      <text:p text:style-name="Standard"/>
      <text:p text:style-name="Standard">User says: <text:tab/><text:tab/>Hi I am looking for a <text:span text:style-name="T3">restaurant</text:span>.</text:p>
      <text:p text:style-name="Standard">User dialogue act:<text:tab/><text:span text:style-name="T7">hello()&amp;inform(venue_type=”restaurant”)</text:span></text:p>
      <text:p text:style-name="Standard"/>
      <text:p text:style-name="Standard"><text:span text:style-name="T3">Turn 2</text:span> </text:p>
      <text:p text:style-name="Standard"/>
      <text:p text:style-name="Standard"><text:soft-page-break/>Updated dialogue state: </text:p>
      <text:p text:style-name="Standard"/>
      <text:p text:style-name="P3"><text:tab/><text:tab/><text:tab/>venue_type <text:tab/>= <text:span text:style-name="T3">restaurant</text:span></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What type of food are you looking for?</text:p>
      <text:p text:style-name="Standard">System dialogue act:<text:tab/><text:span text:style-name="T7">request(food_type)</text:span></text:p>
      <text:p text:style-name="Standard"><text:span text:style-name="T7"/></text:p>
      <text:p text:style-name="Standard">User says: <text:tab/><text:tab/>I want a <text:span text:style-name="T3">Chinese</text:span> restaurant in a <text:span text:style-name="T3">cheap</text:span> price range.</text:p>
      <text:p text:style-name="Standard">User dialogue act:<text:tab/><text:span text:style-name="T7">inform(venue_type=”restaurant”, <text:tab/><text:tab/><text:tab/><text:tab/><text:tab/><text:tab/><text:tab/><text:tab/>food_type=”Chinese”,price_range=”cheap”)</text:span></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3">cheap</text:span></text:p>
      <text:p text:style-name="P3"><text:tab/><text:tab/><text:tab/>near<text:tab/><text:tab/><text:tab/>= None</text:p>
      <text:p text:style-name="P3"><text:tab/><text:tab/><text:tab/>food_type <text:tab/>= <text:span text:style-name="T3">Chinese</text:span></text:p>
      <text:p text:style-name="P3"><text:tab/><text:tab/><text:tab/>stars <text:tab/><text:tab/>= None</text:p>
      <text:p text:style-name="P3"/>
      <text:p text:style-name="Standard"/>
      <text:p text:style-name="Standard">Note that the value “None” denotes that user did not say anything about the relevant slot and it is a default value for each slot.</text:p>
      <text:p text:style-name="Standard"/>
      <text:p text:style-name="Standard">Note that the values allowed in the slots in the previous example are very simple. The slots can store only one value out of many. More complex values, such as sets or logic expressions, are not currently supported. If sets are really needed then one can defined slot values as elements of a power set defined for the original slot values.</text:p>
      <text:p text:style-name="Standard"/>
      <text:h text:style-name="Heading_20_2" text:outline-level="2">Recording requests, confirmations and selects by users</text:h>
      <text:p text:style-name="Standard">So far, only the user inform dialogue act was considered when performing dialogue state update. Other dialogue acts which must be considered are request, confirm, and select.</text:p>
      <text:p text:style-name="Standard"/>
      <text:h text:style-name="Heading_20_3" text:outline-level="3">Requests</text:h>
      <text:p text:style-name="Standard">Typically a user requests a value of a particular slot if the user is offered a venue and the system did not informed about that slot. The fact that user requests details about some properties of a venue is a new <text:soft-page-break/>information and should be stored in the dialogue state. Once the dialogue system informs about the requested slot, it should be recorded that the system already provided the requested information. Therefore for storing information about requested slots, specialised slots have to be defined called request history slots. A request history slot has three values: 1) None, 2) user-requested, and 3) system-informed. <text:s/>Just for convenience, all request history slots starts with the prefix 'rh_' and are flowed by the name of the relevant slot.</text:p>
      <text:p text:style-name="Standard"/>
      <text:p text:style-name="Standard">Assuming that a user can request information about all slot from the previous example, the dialogue state update can continue as follows:</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None</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a nice cheap Chinese restaurant.</text:p>
      <text:p text:style-name="Standard">System dialogue act:<text:tab/><text:span text:style-name="T7">inform(name='Char Su', venue_type=”restaurant”,<text:tab/><text:tab/><text:tab/><text:tab/><text:tab/>food_type=”Chinese”,price_range=”cheap”)</text:span></text:p>
      <text:p text:style-name="Standard"><text:span text:style-name="T7"/></text:p>
      <text:p text:style-name="Standard">User says: <text:tab/><text:tab/>Where is it located?</text:p>
      <text:p text:style-name="Standard">User dialogue act:<text:tab/><text:span text:style-name="T7">request(area)</text:span></text:p>
      <text:p text:style-name="Standard"/>
      <text:p text:style-name="P5">Turn 5</text:p>
      <text:p text:style-name="P5"/>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soft-page-break/><text:tab/><text:tab/><text:tab/>rh_venue_type <text:tab/>= None </text:p>
      <text:p text:style-name="P3"><text:tab/><text:tab/><text:tab/>rh_area <text:tab/><text:tab/>= user-request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Ying Su is in the city centre.</text:p>
      <text:p text:style-name="P6">System dialogue act:<text:tab/><text:span text:style-name="T7">inform(name='Char Su', area='centre')</text:span></text:p>
      <text:p text:style-name="P5"><text:span text:style-name="T7"/></text:p>
      <text:p text:style-name="P5">Turn 6</text:p>
      <text:p text:style-name="P5"/>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6">Note that the system does not have inform immediately or about all requested slots, therefore the request information is stored and dealt with later if necessary. Once the system informs about the requested slot, it is recorded by storing storing system-informed in the request history slot. This ensures that the system will not inform about it multiple times unless it is asked again.</text:p>
      <text:p text:style-name="P5"/>
      <text:h text:style-name="Heading_20_3" text:outline-level="3">Confirms</text:h>
      <text:p text:style-name="P6">When recording information about what user is trying to confirm more information must be stored. For example, if a user tries to confirm whether the venue is expensive then it does not necessary mean that user is looking for an expensive restaurant. The user just wants to make sure that the offered venue is not in the expensive price range and still keep the goal the same. Therefore, a dialogue state has to store not only what slots user wants to confirm but also what value is confirming in a new set of slots. <text:s/>These slots are called confirm history slots. This practically leads to duplication of all domains slots.</text:p>
      <text:p text:style-name="P6"/>
      <text:p text:style-name="P6">The confirm history slots include all values as the original slots plus the system-informed slot value to record that the system responded to the user confirmation dialogue act.</text:p>
      <text:p text:style-name="P6"/>
      <text:p text:style-name="Standard">Assuming that a user can confirm information about all slot from the previous example, the dialogue <text:soft-page-break/>state update can continue as follows:</text:p>
      <text:p text:style-name="Standard"/>
      <text:p text:style-name="P5">Turn 5</text:p>
      <text:p text:style-name="P5"/>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user-request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3"><text:tab/><text:tab/><text:tab/>ch_venue_type <text:tab/>= None </text:p>
      <text:p text:style-name="P3"><text:tab/><text:tab/><text:tab/>ch_area <text:tab/><text:tab/>= None</text:p>
      <text:p text:style-name="P3"><text:tab/><text:tab/><text:tab/>ch_price_range<text:tab/>= <text:span text:style-name="T9">None</text:span></text:p>
      <text:p text:style-name="P3"><text:tab/><text:tab/><text:tab/>ch_near<text:tab/><text:tab/>= None</text:p>
      <text:p text:style-name="P3"><text:tab/><text:tab/><text:tab/>ch_food_type <text:tab/>= <text:span text:style-name="T9">None</text:span></text:p>
      <text:p text:style-name="P3"><text:tab/><text:tab/><text:tab/>ch_stars <text:tab/><text:tab/>= None</text:p>
      <text:p text:style-name="P4"/>
      <text:p text:style-name="Standard">System says: <text:tab/><text:tab/>Ying Su is in the city centre.</text:p>
      <text:p text:style-name="P6">System dialogue act:<text:tab/><text:span text:style-name="T7">inform(name='Char Su', area='centre')</text:span></text:p>
      <text:p text:style-name="P5"><text:span text:style-name="T7"/></text:p>
      <text:p text:style-name="Standard">User says: <text:tab/><text:tab/>Sorry I guess that I missed that. Is it expensive?</text:p>
      <text:p text:style-name="Standard">User dialogue act:<text:span text:style-name="T8"><text:tab/>apology()&amp;confirm(price_range=expensive)</text:span></text:p>
      <text:p text:style-name="P6"><text:span text:style-name="T7"/></text:p>
      <text:p text:style-name="P5">Turn 6</text:p>
      <text:p text:style-name="P5"/>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soft-page-break/><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3"><text:tab/><text:tab/><text:tab/>ch_venue_type <text:tab/>= None </text:p>
      <text:p text:style-name="P3"><text:tab/><text:tab/><text:tab/>ch_area <text:tab/><text:tab/>= None</text:p>
      <text:p text:style-name="P3"><text:tab/><text:tab/><text:tab/>ch_price_range<text:tab/>= <text:span text:style-name="T9">expensive</text:span></text:p>
      <text:p text:style-name="P3"><text:tab/><text:tab/><text:tab/>ch_near<text:tab/><text:tab/>= None</text:p>
      <text:p text:style-name="P3"><text:tab/><text:tab/><text:tab/>ch_food_type <text:tab/>= <text:span text:style-name="T9">None</text:span></text:p>
      <text:p text:style-name="P3"><text:tab/><text:tab/><text:tab/>ch_stars <text:tab/><text:tab/>= None</text:p>
      <text:p text:style-name="P4"/>
      <text:p text:style-name="Standard">System says: <text:tab/><text:tab/>No, Char Su is in the cheap price range.</text:p>
      <text:p text:style-name="P6">System dialogue act:<text:tab/><text:span text:style-name="T7">inform(name='Char Su', price_range='cheap')</text:span></text:p>
      <text:p text:style-name="P5"><text:span text:style-name="T7"/></text:p>
      <text:p text:style-name="P5">Turn 6</text:p>
      <text:p text:style-name="P5"/>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3"><text:tab/><text:tab/><text:tab/>ch_venue_type <text:tab/>= None </text:p>
      <text:p text:style-name="P3"><text:tab/><text:tab/><text:tab/>ch_area <text:tab/><text:tab/>= None</text:p>
      <text:p text:style-name="P3"><text:tab/><text:tab/><text:tab/>ch_price_range<text:tab/>= <text:span text:style-name="T9">system-informed</text:span></text:p>
      <text:p text:style-name="P3"><text:tab/><text:tab/><text:tab/>ch_near<text:tab/><text:tab/>= None</text:p>
      <text:p text:style-name="P3"><text:tab/><text:tab/><text:tab/>ch_food_type <text:tab/>= <text:span text:style-name="T9">None</text:span></text:p>
      <text:p text:style-name="P3"><text:tab/><text:tab/><text:tab/>ch_stars <text:tab/><text:tab/>= None</text:p>
      <text:p text:style-name="P4"><text:span text:style-name="T7"/></text:p>
      <text:p text:style-name="Standard">Again note that the system does not have inform immediately or about all confirmed slots, therefore the confirm information is stored and dealt with later if necessary. Once the system informs about the confirmed slot, it is recorded to prevent repetition.</text:p>
      <text:h text:style-name="Heading_20_1" text:outline-level="1">Ontology</text:h>
      <text:p text:style-name="Text_20_body">The structure of a dialogue state can be defined by some form of ontology. In its simplest form, the <text:soft-page-break/>ontology can be defined as list of slots and the possible values for the slots. </text:p>
      <text:p text:style-name="Text_20_body">More complex ontologies can define dependencies between the slots themselves. <text:s/>Some times, not all variable are applicable at all states. For example, the food_type variable is applicable only when the requested venue is a restaurant. Similarly, the variable stars is applicable only when the requested venue is a hotel. Therefore each slot variable can be stores a generic value 'N/A' (not applicable) when the context (the rest of the state) suggest that the content of the slot is irrelevant.</text:p>
      <text:p text:style-name="Text_20_body">In addition, the ontology can define what the user or the system can talk or ask about.</text:p>
      <text:p text:style-name="Text_20_body">The ontology for a specific domain in a UFAL dialogue system defines:</text:p>
      <text:list xml:id="list376358566" text:style-name="L1">
        <text:list-item>
          <text:p text:style-name="P7">all slots in the domain</text:p>
        </text:list-item>
        <text:list-item>
          <text:p text:style-name="P7">all values for the slots in the domain</text:p>
        </text:list-item>
        <text:list-item>
          <text:p text:style-name="P7">the dependencies between the slots</text:p>
        </text:list-item>
        <text:list-item>
          <text:p text:style-name="P7">what slots can a user request</text:p>
        </text:list-item>
        <text:list-item>
          <text:p text:style-name="P7">what slots can a user confirm</text:p>
        </text:list-item>
        <text:list-item>
          <text:p text:style-name="P7">what slots can a system request</text:p>
        </text:list-item>
        <text:list-item>
          <text:p text:style-name="P7">what slots can a system confirm</text:p>
        </text:list-item>
        <text:list-item>
          <text:p text:style-name="P7">on what slots can a system use the select dialogue act</text:p>
        </text:list-item>
        <text:list-item>
          <text:p text:style-name="P7">what slots can a system inform about</text:p>
        </text:list-item>
      </text:list>
      <text:p text:style-name="Text_20_body"/>
      <text:p text:style-name="Text_20_body">The syntax for the ontology ontology is defined as Python script and using Python syntax.</text:p>
      <text:p text:style-name="Text_20_body"/>
      <text:p text:style-name="Text_20_body">1. Slots and their values are defined as a dictionary. E.g. </text:p>
      <text:p text:style-name="Text_20_body"/>
      <text:p text:style-name="P9">slots = {'venue_type': <text:s/>['restaurant', 'bar', 'hotel'],</text:p>
      <text:p text:style-name="P9"><text:s text:c="9"/>'area': <text:s text:c="7"/>['adenbrooks', 'arbury', ],</text:p>
      <text:p text:style-name="P9"><text:s text:c="9"/>'price_range': ['free', 'cheap', 'moderate', 'expensive'],</text:p>
      <text:p text:style-name="P9"><text:s text:c="9"/>'near': <text:s text:c="7"/>['the bakers', 'trinity college'],</text:p>
      <text:p text:style-name="P9"><text:s text:c="9"/>'food_type': <text:s text:c="2"/>['chinese', 'indian', 'english'],</text:p>
      <text:p text:style-name="P9"><text:s text:c="9"/>'stars': <text:s text:c="6"/>['1', '2', '3', '4', '5']</text:p>
      <text:p text:style-name="P9"><text:s text:c="8"/>} </text:p>
      <text:p text:style-name="P8"/>
      <text:p text:style-name="Text_20_body">2. Slot attributes stores what operation a user or a system can do the slots: e.g. inform, request, confirm, <text:s/>or select.</text:p>
      <text:p text:style-name="Text_20_body"/>
      <text:p text:style-name="P9">slots = {'venue_type': ['user_requests', </text:p>
      <text:p text:style-name="P9"><text:soft-page-break/><text:s text:c="24"/>'user_confirms', </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9"/>}</text:p>
      <text:p text:style-name="Text_20_body">In the example above, the user and the system can freely talk and ask about the slot venue_type. It is expected that you user knows what type of venue is looking for and that system can freely asks abut it. In the case <text:s/>of the near slot, the situation is more complicated. It is assumed that a user would not be happy if the systems explicitly asked for the nearness of the venue to some specific place. Therefore, the system is not allowed to request this slot (note that the 'system_requests' is missing). Nevertheless, the system can inform about this slot if it decides that it is appropriate and it can confirm or ask the user to select values in the slot, for example once a user started to talk about the nearness of the requested venue.</text:p>
      <text:p text:style-name="P9"/>
      <text:p text:style-name="Text_20_body">3. When designing dependencies between slots, it is difficult to do it in a general way that would fit all possible ways of implementing dialogue state update and its approximations. There for the UFAL ontology defines only a very simple dependencies. </text:p>
      <text:p text:style-name="Text_20_body">a) it is assumed each slot depend on the value in the slot in the previous turn. For example, if user did not say anything about the slot then the slot value are copied from previous turn to the next. This dependency is assumed to be implemented in the dialogue state update algorithm and it does not have any supporting syntax in the ontology.</text:p>
      <text:p text:style-name="Text_20_body">b) the UFAL ontology applicability dependencies. As already described the food_type slot is applicable only when the requested venue is a restaurant. </text:p>
      <text:p text:style-name="Text_20_body">The applicability rules are defined as list of tuples where each tuple represent one applicability rule. The applicability tuple has four elements: 1) parent slot name, 2) value in the parent slot, 3) child slot name and 4) applicability. The applicability element has two values i) 'A' – applicable and ii) 'N/A' - not <text:s/>applicable. For example, the tuple ('venue_type','restaurant','food_type', 'A') defines that slot food_type is applicable when the value of the slot venue_type is equal to restaurant. Another example, the tuple ('venue_type','restaurant','stars', 'N/A') defines that slot food_type is applicable when the value of the <text:soft-page-break/>slot venue_type is equal to restaurant. Some times is more efficient to define what slots are applicable and sometimes what slots are not applicable. It is assumed that if 'A' values are specified for applicability then the default value for not specified slots is 'N/A' and the opposite when 'N/A' values are provided. </text:p>
      <text:p text:style-name="Text_20_body"/>
      <text:p text:style-name="P8"><text:span text:style-name="T7">applicability = [('venue_type','restaurant','food_type', 'A'),</text:span></text:p>
      <text:p text:style-name="P8"><text:span text:style-name="T7"><text:s text:c="17"/>('venue_type','restaurant','stars', 'N/A'),</text:span></text:p>
      <text:p text:style-name="P8"><text:span text:style-name="T7"><text:tab/><text:tab/><text:tab/> <text:s/>('venue_type','bar','stars', 'N/A')</text:span></text:p>
      <text:p text:style-name="P9">]</text:p>
      <text:p text:style-name="Text_20_body"/>
      <text:p text:style-name="Text_20_body">Note that the last two rules could be more efficiently expressed by ('venue_type','hotel','stars', 'A')</text:p>
      <text:p text:style-name="Text_20_body"/>
      <text:p text:style-name="Text_20_body"/>
      <text:p text:style-name="Text_20_body"/>
      <text:p text:style-name="Standard">Applicability of the dialogue state variables</text:p>
      <text:p text:style-name="Text_20_body">Name =none</text:p>
      <text:p text:style-name="Text_20_body"/>
      <text:p text:style-name="Text_20_body"/>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100%"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100%"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100%" fo:margin-left="2.8346in" fo:margin-right="0in" fo:margin-top="0in" fo:margin-bottom="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100%" fo:margin-left="3.3071in" fo:margin-right="0in" fo:margin-top="0in" fo:margin-bottom="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100%" fo:margin-left="3.7799in" fo:margin-right="0in" fo:margin-top="0in" fo:margin-bottom="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100%" fo:margin-left="4.252in" fo:margin-right="0in" fo:margin-top="0in" fo:margin-bottom="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2T14:07:05</dc:date>
    <dc:creator>jurcicek </dc:creator>
    <meta:editing-duration>PT14H53M12S</meta:editing-duration>
    <meta:editing-cycles>162</meta:editing-cycles>
    <meta:generator>LibreOffice/3.5$Linux_X86_64 LibreOffice_project/7e68ba2-a744ebf-1f241b7-c506db1-7d53735</meta:generator>
    <meta:document-statistic meta:table-count="0" meta:image-count="0" meta:object-count="2" meta:page-count="10" meta:paragraph-count="240" meta:word-count="2283" meta:character-count="14818" meta:non-whitespace-character-count="118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sub>
        <mi>s</mi>
        <mrow>
          <mrow>
            <mi>t</mi>
            <mo stretchy="false">+</mo>
            <mn>1</mn>
          </mrow>
        </mrow>
      </msub>
      <mo stretchy="false">←</mo>
      <mrow>
        <mrow>
          <msub>
            <mi>s</mi>
            <mi>t</mi>
          </msub>
          <mo stretchy="false">+</mo>
          <msub>
            <mi>a</mi>
            <mi>t</mi>
          </msub>
        </mrow>
        <mo stretchy="false">+</mo>
        <msub>
          <mi>o</mi>
          <mrow>
            <mrow>
              <mi>t</mi>
              <mo stretchy="false">+</mo>
              <mn>1</mn>
            </mrow>
          </mrow>
        </msub>
      </mrow>
    </mrow>
    <annotation encoding="StarMath 5.0">s_{t+1} leftarrow s_t + a_t + o_{t+1}</annotation>
  </semantics>
</math>
</file>